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6">
      <style:table-cell-properties fo:background-color="#00CCFF" style:cell-protect="none"/>
    </style:style>
    <style:style style:name="ce7" style:family="table-cell" style:parent-style-name="Default" style:data-style-name="N36">
      <style:table-cell-properties style:cell-protect="none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7"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017" table:default-cell-style-name="ce1"/>
        <table:table-column table:style-name="co6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11" table:style-name="ce4">
            <text:p>11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imn Ahmed</text:p>
          </table:table-cell>
          <table:table-cell office:value-type="string" table:style-name="ce6">
            <text:p>Andrew Almaguer</text:p>
          </table:table-cell>
          <table:table-cell office:value-type="string" table:style-name="ce6">
            <text:p>Stefan Zind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style-name="ce7"/>
          <table:table-cell office:value-type="time" office:time-value="PT2H15M0S" table:style-name="ce7">
            <text:p>02:1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0H45M0S" table:style-name="ce7">
            <text:p>00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5H30M0S" table:style-name="ce7">
            <text:p>05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2" table:style-name="ce7"/>
          <table:table-cell table:style-name="ce8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2" table:style-name="ce7"/>
          <table:table-cell office:value-type="time" office:time-value="PT10H0M0S" table:style-name="ce7">
            <text:p>10:00</text:p>
          </table:table-cell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office:value-type="time" office:time-value="PT4H30M0S" table:style-name="ce7">
            <text:p>04:3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2"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style-name="ce7"/>
          <table:table-cell office:value-type="time" office:time-value="PT3H30M0S" table:style-name="ce7">
            <text:p>03:30</text:p>
          </table:table-cell>
          <table:table-cell office:value-type="time" office:time-value="PT4H5M0S" table:style-name="ce7">
            <text:p>04:05</text:p>
          </table:table-cell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office:value-type="time" office:time-value="PT3H0M0S" table:style-name="ce7">
            <text:p>03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office:value-type="time" office:time-value="PT1H20M0S" table:style-name="ce7">
            <text:p>01:2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office:value-type="time" office:time-value="PT7H10M0S" table:style-name="ce7">
            <text:p>07:1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2"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style-name="ce7"/>
          <table:table-cell office:value-type="time" office:time-value="PT7H0M0S" table:style-name="ce7">
            <text:p>07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office:value-type="time" office:time-value="PT6H0M0S" table:style-name="ce7">
            <text:p>06:00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Aimn Ahmed" table:formula="of:=[.B2]" table:style-name="ce3">
            <text:p>Aimn Ahmed</text:p>
          </table:table-cell>
          <table:table-cell office:value-type="string" office:string-value="Andrew Almaguer" table:formula="of:=[.C2]" table:style-name="ce3">
            <text:p>Andrew Almaguer</text:p>
          </table:table-cell>
          <table:table-cell office:value-type="string" office:string-value="Stefan Zindl" table:formula="of:=[.D2]" table:style-name="ce3">
            <text:p>Stefan Zindl</text:p>
          </table:table-cell>
          <table:table-cell table:style-name="ce1"/>
          <table:table-cell office:value-type="string" table:style-name="ce9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umme</text:p>
          </table:table-cell>
          <table:table-cell office:value-type="time" office:time-value="PT59H0M0S" table:formula="of:=SUM([.B4:.B120])" table:style-name="ce11">
            <text:p>59:00</text:p>
          </table:table-cell>
          <table:table-cell office:value-type="time" office:time-value="PT73H30M0S" table:formula="of:=SUM([.C4:.C120])" table:style-name="ce11">
            <text:p>73:30</text:p>
          </table:table-cell>
          <table:table-cell office:value-type="time" office:time-value="PT89H20M0S" table:formula="of:=SUM([.D4:.D120])" table:style-name="ce11">
            <text:p>89:20</text:p>
          </table:table-cell>
          <table:table-cell table:style-name="ce1"/>
          <table:table-cell office:value-type="time" office:time-value="PT221H50M0S" table:formula="of:=SUM([.B122:.D122])" table:style-name="ce12">
            <text:p>221:5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time-style style:name="N37" number:truncate-on-overflow="false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Kai Mindermann</meta:initial-creator>
    <dc:creator>Andrew Almaguer</dc:creator>
    <meta:creation-date>2015-10-06T10:15:48Z</meta:creation-date>
    <dc:date>2018-01-24T21:53:40Z</dc:date>
    <meta:editing-cycles>18</meta:editing-cycles>
    <meta:editing-duration>PT145S</meta:editing-duration>
  </office:meta>
</office:document-meta>
</file>